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 Light" fo:font-size="14pt" style:text-underline-style="none" fo:font-weight="bold" officeooo:rsid="001e0d79" officeooo:paragraph-rsid="001e0d7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e0d79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Calibri Light" fo:font-size="11pt" style:text-underline-style="none" fo:font-weight="normal" officeooo:rsid="001eeb04" officeooo:paragraph-rsid="001eeb0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Calibri Light" fo:font-size="11pt" style:text-underline-style="none" fo:font-weight="normal" officeooo:rsid="001e0d79" officeooo:paragraph-rsid="001e0d79" style:font-size-asian="11pt" style:font-weight-asian="normal" style:font-size-complex="11pt" style:font-weight-complex="normal"/>
    </style:style>
    <style:style style:name="T1" style:family="text">
      <style:text-properties fo:color="#3465a4" loext:opacity="100%" style:font-name="Calibri Light" fo:font-size="14pt" style:text-underline-style="none" fo:font-weight="bold" officeooo:rsid="001e0d79" style:font-size-asian="14pt" style:font-weight-asian="bold" style:font-size-complex="14pt" style:font-weight-complex="bold"/>
    </style:style>
    <style:style style:name="T2" style:family="text">
      <style:text-properties officeooo:rsid="0020a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EN NETLIFY</text:p>
      <text:p text:style-name="P2"/>
      <text:p text:style-name="P3">* Crear una nueva rama en el repositorio: para cambiar de rama escribir:</text:p>
      <text:h text:style-name="Heading_20_4" text:outline-level="4">git checkout nueva_rama</text:h>
      <text:p text:style-name="P4">1. Abrir cuenta en Netlify</text:p>
      <text:p text:style-name="P4">2. Conectarse con github</text:p>
      <text:p text:style-name="P4">3. Elegir repositorio</text:p>
      <text:p text:style-name="P4">4. En las configuraciones:</text:p>
      <text:p text:style-name="P4"><text:tab/>-Base directory: dejar igual,</text:p>
      <text:p text:style-name="P4"><text:tab/>- Buil command: dejar igual</text:p>
      <text:p text:style-name="P4"><text:tab/>- Publish directory: colocar la carpeta que crea angular al hacer build: <text:span text:style-name="T2">build/proyecto</text:span></text:p>
      <text:p text:style-name="P3">5. Para que los routing funcionen correctamente:</text:p>
      <text:p text:style-name="P3">- crear en la raiz del proyecto un archivo llamado nettlify.toml</text:p>
      <text:p text:style-name="P3"/>
      <text:p text:style-name="P3">https://64e4cd4a7fd075144df3d1ca--lovely-sherbet-ff1fbf.netlify.app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1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8-22T11:26:17.367000000</dc:date>
    <meta:editing-duration>P1DT2H23M26S</meta:editing-duration>
    <meta:editing-cycles>2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3" meta:word-count="77" meta:character-count="539" meta:non-whitespace-character-count="473"/>
  </office:meta>
</office:document-meta>
</file>